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vent of code da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-1001</text:p>
          </table:table-cell>
          <table:table-cell office:value-type="float" office:value="888" calcext:value-type="float">
            <text:p>888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1110-11110</text:p>
          </table:table-cell>
          <table:table-cell office:value-type="string" calcext:value-type="string">
            <text:p>1111, 1212, …, 1919</text:p>
          </table:table-cell>
          <table:table-cell office:value-type="string" calcext:value-type="string">
            <text:p>2020, 2121, …, 2929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194394-26933549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371645-625096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8929250-95899416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6-31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925-84945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6182-44705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5759815-177588745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22705-444770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2653647-761272830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784-3968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1-1236</text:p>
          </table:table-cell>
          <table:table-cell office:value-type="string" calcext:value-type="string">
            <text:p>3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14</text:p>
          </table:table-cell>
          <table:table-cell office:value-type="string" calcext:value-type="string">
            <text:p>1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71242-10046246</text:p>
          </table:table-cell>
          <table:table-cell office:value-type="string" calcext:value-type="string">
            <text:p>7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6089-894319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66-991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31385381-29315114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-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4249-1083306</text:p>
          </table:table-cell>
          <table:table-cell office:value-type="string" calcext:value-type="string">
            <text:p>6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8255-71376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67863-192024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-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463-59875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-196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6873-25592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712-21267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61442-314082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375-5039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83763979-838394704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94-322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1928989-94196429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16-97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20:55:54.122980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9:51:27.260929328</meta:creation-date>
    <meta:editing-duration>PT2H25M2S</meta:editing-duration>
    <meta:editing-cycles>4</meta:editing-cycles>
    <meta:generator>LibreOffice/25.8.3.2$Linux_X86_64 LibreOffice_project/580$Build-2</meta:generator>
    <dc:date>2025-12-16T23:13:50.280264414</dc:date>
    <meta:document-statistic meta:table-count="1" meta:cell-count="73" meta:object-count="0"/>
  </office:meta>
</office:document-meta>
</file>